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cdfc" officeooo:paragraph-rsid="0018cdfc" style:font-weight-asian="bold" style:font-weight-complex="bold"/>
    </style:style>
    <style:style style:name="P2" style:family="paragraph" style:parent-style-name="Standard">
      <style:text-properties fo:font-weight="bold" officeooo:rsid="00192d94" officeooo:paragraph-rsid="00192d94" style:font-weight-asian="bold" style:font-weight-complex="bold"/>
    </style:style>
    <style:style style:name="P3" style:family="paragraph" style:parent-style-name="Standard">
      <style:text-properties fo:font-weight="bold" officeooo:rsid="001a5f72" officeooo:paragraph-rsid="001a5f72" style:font-weight-asian="bold" style:font-weight-complex="bold"/>
    </style:style>
    <style:style style:name="P4" style:family="paragraph" style:parent-style-name="Standard">
      <style:text-properties fo:font-weight="bold" officeooo:rsid="001b20ef" officeooo:paragraph-rsid="001b20ef" style:font-weight-asian="bold" style:font-weight-complex="bold"/>
    </style:style>
    <style:style style:name="P5" style:family="paragraph" style:parent-style-name="Standard">
      <style:text-properties fo:font-weight="bold" officeooo:rsid="001be39d" officeooo:paragraph-rsid="001be39d" style:font-weight-asian="bold" style:font-weight-complex="bold"/>
    </style:style>
    <style:style style:name="P6" style:family="paragraph" style:parent-style-name="Standard">
      <style:text-properties fo:font-weight="bold" officeooo:rsid="001e8f47" officeooo:paragraph-rsid="001e8f47" style:font-weight-asian="bold" style:font-weight-complex="bold"/>
    </style:style>
    <style:style style:name="P7" style:family="paragraph" style:parent-style-name="Standard">
      <style:text-properties fo:font-weight="bold" officeooo:rsid="001eb36f" officeooo:paragraph-rsid="001eb36f" style:font-weight-asian="bold" style:font-weight-complex="bold"/>
    </style:style>
    <style:style style:name="P8" style:family="paragraph" style:parent-style-name="Standard">
      <style:text-properties fo:font-weight="bold" officeooo:rsid="001ef6fb" officeooo:paragraph-rsid="001ef6fb" style:font-weight-asian="bold" style:font-weight-complex="bold"/>
    </style:style>
    <style:style style:name="P9" style:family="paragraph" style:parent-style-name="Standard">
      <style:text-properties fo:font-weight="bold" officeooo:rsid="001f33ec" officeooo:paragraph-rsid="001f33ec" style:font-weight-asian="bold" style:font-weight-complex="bold"/>
    </style:style>
    <style:style style:name="P10" style:family="paragraph" style:parent-style-name="Standard">
      <style:text-properties fo:font-weight="bold" officeooo:rsid="0021275f" officeooo:paragraph-rsid="0021275f" style:font-weight-asian="bold" style:font-weight-complex="bold"/>
    </style:style>
    <style:style style:name="P11" style:family="paragraph" style:parent-style-name="Standard">
      <style:text-properties fo:font-weight="normal" officeooo:rsid="0018cdfc" officeooo:paragraph-rsid="0018cdfc" style:font-weight-asian="normal" style:font-weight-complex="normal"/>
    </style:style>
    <style:style style:name="P12" style:family="paragraph" style:parent-style-name="Standard">
      <style:text-properties fo:font-weight="normal" officeooo:rsid="001a5f72" officeooo:paragraph-rsid="001a5f72" style:font-weight-asian="normal" style:font-weight-complex="normal"/>
    </style:style>
    <style:style style:name="P13" style:family="paragraph" style:parent-style-name="Standard">
      <style:text-properties fo:font-weight="normal" officeooo:rsid="001b20ef" officeooo:paragraph-rsid="001b20ef" style:font-weight-asian="normal" style:font-weight-complex="normal"/>
    </style:style>
    <style:style style:name="P14" style:family="paragraph" style:parent-style-name="Standard">
      <style:text-properties fo:font-weight="normal" officeooo:rsid="001be39d" officeooo:paragraph-rsid="001be39d" style:font-weight-asian="normal" style:font-weight-complex="normal"/>
    </style:style>
    <style:style style:name="P15" style:family="paragraph" style:parent-style-name="Standard">
      <style:text-properties fo:font-weight="normal" officeooo:rsid="001e8f47" officeooo:paragraph-rsid="001e8f47" style:font-weight-asian="normal" style:font-weight-complex="normal"/>
    </style:style>
    <style:style style:name="P16" style:family="paragraph" style:parent-style-name="Standard">
      <style:text-properties fo:font-weight="normal" officeooo:rsid="001eb36f" officeooo:paragraph-rsid="001eb36f" style:font-weight-asian="normal" style:font-weight-complex="normal"/>
    </style:style>
    <style:style style:name="P17" style:family="paragraph" style:parent-style-name="Standard">
      <style:text-properties fo:font-weight="normal" officeooo:rsid="001ef6fb" officeooo:paragraph-rsid="001ef6fb" style:font-weight-asian="normal" style:font-weight-complex="normal"/>
    </style:style>
    <style:style style:name="P18" style:family="paragraph" style:parent-style-name="Standard">
      <style:text-properties fo:font-weight="normal" officeooo:rsid="001f33ec" officeooo:paragraph-rsid="001f33ec" style:font-weight-asian="normal" style:font-weight-complex="normal"/>
    </style:style>
    <style:style style:name="P19" style:family="paragraph" style:parent-style-name="Standard">
      <style:text-properties fo:font-weight="normal" officeooo:rsid="0021275f" officeooo:paragraph-rsid="0021275f" style:font-weight-asian="normal" style:font-weight-complex="normal"/>
    </style:style>
    <style:style style:name="P20" style:family="paragraph" style:parent-style-name="Standard">
      <style:text-properties officeooo:rsid="0018cdfc" officeooo:paragraph-rsid="0018cdfc"/>
    </style:style>
    <style:style style:name="P2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8cdfc" officeooo:paragraph-rsid="0018cdfc" style:font-size-asian="24pt" style:font-size-complex="24pt"/>
    </style:style>
    <style:style style:name="P22" style:family="paragraph" style:parent-style-name="Standard">
      <style:paragraph-properties fo:text-align="start" style:justify-single-word="false"/>
      <style:text-properties fo:font-size="24pt" officeooo:rsid="001d0625" officeooo:paragraph-rsid="001d0625" style:font-size-asian="24pt" style:font-size-complex="24pt"/>
    </style:style>
    <style:style style:name="P23" style:family="paragraph" style:parent-style-name="Standard">
      <style:paragraph-properties fo:text-align="center" style:justify-single-word="false"/>
      <style:text-properties fo:font-size="24pt" officeooo:rsid="001d0625" officeooo:paragraph-rsid="0018cdfc" style:font-size-asian="24pt" style:font-size-complex="24pt"/>
    </style:style>
    <style:style style:name="P24" style:family="paragraph" style:parent-style-name="Standard">
      <style:text-properties fo:font-size="24pt" fo:font-weight="bold" officeooo:rsid="001d31d2" officeooo:paragraph-rsid="001d31d2" style:font-size-asian="21pt" style:font-weight-asian="bold" style:font-size-complex="24pt" style:font-weight-complex="bold"/>
    </style:style>
    <style:style style:name="P25" style:family="paragraph" style:parent-style-name="Standard">
      <style:paragraph-properties fo:break-before="page"/>
      <style:text-properties fo:font-weight="bold" officeooo:rsid="001b20ef" officeooo:paragraph-rsid="001b20ef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1f33ec" officeooo:paragraph-rsid="001f33ec" style:font-weight-asian="bold" style:font-weight-complex="bold"/>
    </style:style>
    <style:style style:name="P27" style:family="paragraph" style:parent-style-name="Standard">
      <style:text-properties fo:font-weight="bold" officeooo:rsid="001eb36f" officeooo:paragraph-rsid="001e8f47" style:font-weight-asian="bold" style:font-weight-complex="bold"/>
    </style:style>
    <style:style style:name="P28" style:family="paragraph" style:parent-style-name="Standard">
      <style:text-properties fo:font-weight="bold" officeooo:rsid="001eb36f" officeooo:paragraph-rsid="001eb36f" style:font-weight-asian="bold" style:font-weight-complex="bold"/>
    </style:style>
    <style:style style:name="P29" style:family="paragraph" style:parent-style-name="Standard">
      <style:text-properties fo:font-weight="bold" officeooo:rsid="001ef6fb" officeooo:paragraph-rsid="001eb36f" style:font-weight-asian="bold" style:font-weight-complex="bold"/>
    </style:style>
    <style:style style:name="P30" style:family="paragraph" style:parent-style-name="Standard">
      <style:text-properties fo:font-weight="bold" officeooo:rsid="00213b06" officeooo:paragraph-rsid="00213b06" style:font-weight-asian="bold" style:font-weight-complex="bold"/>
    </style:style>
    <style:style style:name="P31" style:family="paragraph" style:parent-style-name="Standard">
      <style:text-properties fo:font-weight="bold" officeooo:rsid="0022f861" officeooo:paragraph-rsid="0022f861" style:font-weight-asian="bold" style:font-weight-complex="bold"/>
    </style:style>
    <style:style style:name="P32" style:family="paragraph" style:parent-style-name="Standard">
      <style:text-properties fo:font-weight="bold" officeooo:rsid="0025e16a" officeooo:paragraph-rsid="0025e16a" style:font-weight-asian="bold" style:font-weight-complex="bold"/>
    </style:style>
    <style:style style:name="P33" style:family="paragraph" style:parent-style-name="Standard">
      <style:text-properties fo:font-weight="bold" officeooo:rsid="00278bf6" officeooo:paragraph-rsid="00278bf6" style:font-weight-asian="bold" style:font-weight-complex="bold"/>
    </style:style>
    <style:style style:name="P34" style:family="paragraph" style:parent-style-name="Standard">
      <style:text-properties fo:font-weight="normal" officeooo:rsid="0021275f" officeooo:paragraph-rsid="0021275f" style:font-weight-asian="normal" style:font-weight-complex="normal"/>
    </style:style>
    <style:style style:name="P35" style:family="paragraph" style:parent-style-name="Standard">
      <style:text-properties fo:font-weight="normal" officeooo:rsid="00213b06" officeooo:paragraph-rsid="00213b06" style:font-weight-asian="normal" style:font-weight-complex="normal"/>
    </style:style>
    <style:style style:name="P36" style:family="paragraph" style:parent-style-name="Standard">
      <style:text-properties fo:font-weight="normal" officeooo:rsid="0022f861" officeooo:paragraph-rsid="0022f861" style:font-weight-asian="normal" style:font-weight-complex="normal"/>
    </style:style>
    <style:style style:name="P37" style:family="paragraph" style:parent-style-name="Standard">
      <style:text-properties fo:font-weight="normal" officeooo:rsid="0025e16a" officeooo:paragraph-rsid="0025e16a" style:font-weight-asian="normal" style:font-weight-complex="normal"/>
    </style:style>
    <style:style style:name="P38" style:family="paragraph" style:parent-style-name="Standard">
      <style:text-properties fo:font-weight="normal" officeooo:rsid="00278bf6" officeooo:paragraph-rsid="00278bf6" style:font-weight-asian="normal" style:font-weight-complex="normal"/>
    </style:style>
    <style:style style:name="T1" style:family="text">
      <style:text-properties fo:font-weight="bold" officeooo:rsid="001a5f72" style:font-weight-asian="bold" style:font-weight-complex="bold"/>
    </style:style>
    <style:style style:name="T2" style:family="text">
      <style:text-properties fo:font-weight="bold" officeooo:rsid="001eb36f" style:font-weight-asian="bold" style:font-weight-complex="bold"/>
    </style:style>
    <style:style style:name="T3" style:family="text">
      <style:text-properties fo:font-weight="bold" officeooo:rsid="001ef6fb" style:font-weight-asian="bold" style:font-weight-complex="bold"/>
    </style:style>
    <style:style style:name="T4" style:family="text">
      <style:text-properties officeooo:rsid="00192d94"/>
    </style:style>
    <style:style style:name="T5" style:family="text">
      <style:text-properties officeooo:rsid="001b20ef"/>
    </style:style>
    <style:style style:name="T6" style:family="text">
      <style:text-properties officeooo:rsid="001be39d"/>
    </style:style>
    <style:style style:name="T7" style:family="text">
      <style:text-properties officeooo:rsid="001eb36f"/>
    </style:style>
    <style:style style:name="T8" style:family="text">
      <style:text-properties officeooo:rsid="001ef6fb"/>
    </style:style>
    <style:style style:name="T9" style:family="text">
      <style:text-properties officeooo:rsid="001f33ec"/>
    </style:style>
    <style:style style:name="T10" style:family="text">
      <style:text-properties officeooo:rsid="0021275f"/>
    </style:style>
    <style:style style:name="T11" style:family="text">
      <style:text-properties officeooo:rsid="00245cd2"/>
    </style:style>
    <style:style style:name="T12" style:family="text">
      <style:text-properties officeooo:rsid="00278b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OMANDOS NUEVOS</text:p>
      <text:p text:style-name="P23"/>
      <text:p text:style-name="P22">Administración de grupos y usuarios.</text:p>
      <text:p text:style-name="P20"/>
      <text:p text:style-name="P1"><text:span text:style-name="T5">1. </text:span>MKFS</text:p>
      <text:p text:style-name="P20">Le da formato a una partición, por defecto EXT3, además creara un archivo users.txt en la raiz el cual tiene los usuarios y contraseñas.</text:p>
      <text:p text:style-name="P1"/>
      <text:p text:style-name="P1">Parámetros:</text:p>
      <text:p text:style-name="P11">-id: Indicará el id con el que se generó la partición en MOUNT </text:p>
      <text:p text:style-name="P11">-type: <text:span text:style-name="T4">Indica el tipo de formateo, si es full o fast, por defecto debe de ser full. </text:span><text:span text:style-name="T1">opcional</text:span></text:p>
      <text:p text:style-name="P20"/>
      <text:p text:style-name="P2">ADMINISTRACIÓN DE Usuarios y grupos</text:p>
      <text:p text:style-name="P12">Un archivo para usuarios y otro para grupos en raiz.</text:p>
      <text:p text:style-name="P12"/>
      <text:p text:style-name="P12">Grupos: <text:s/>GID, Tipo , Grupo</text:p>
      <text:p text:style-name="P12">Usuarios: UID, Tipo, Grupo, Usuario y contraseñas</text:p>
      <text:p text:style-name="P12"/>
      <text:p text:style-name="P12">Por defecto existe el usuario root y el grupo root y contraseña 123.</text:p>
      <text:p text:style-name="P12"/>
      <text:p text:style-name="P3"><text:span text:style-name="T5">2. </text:span>LOGIN</text:p>
      <text:p text:style-name="P12">Comando para iniciar sesión en el sistema, si no se ha hecho logout no debe dar error.</text:p>
      <text:p text:style-name="P12"/>
      <text:p text:style-name="P3">Parámetros:</text:p>
      <text:p text:style-name="P12">-usr: indica el nombre de usuario, si no existe indica que este no existe.</text:p>
      <text:p text:style-name="P12">-pwd: indica contraseña, si no es correcta mostrar error de autenticación.</text:p>
      <text:p text:style-name="P12">-id: <text:span text:style-name="T5">indica el id de la partición montada sobre la cual se va a iniciar sesión, todas las acciones se realizan sobre esta partición.</text:span></text:p>
      <text:p text:style-name="P12"/>
      <text:p text:style-name="P4">3. LOGOUT</text:p>
      <text:p text:style-name="P13">Cierra sesión, debe de haber una sesión activa, si no muestra error.</text:p>
      <text:p text:style-name="P13"/>
      <text:p text:style-name="P4">4. MKGRP</text:p>
      <text:p text:style-name="P13">Crea un grupo y lo guarda en users.txt de la partición, solo lo puede usar el usuario root si es otro mostrar error, si ya existe mostrar error.</text:p>
      <text:p text:style-name="P13"/>
      <text:p text:style-name="P4">Parámetros:</text:p>
      <text:p text:style-name="P13">- name: Indica el nombre que tendrá el grupo.</text:p>
      <text:p text:style-name="P13"/>
      <text:p text:style-name="P4">5. RMGRP</text:p>
      <text:p text:style-name="P13">Quita un grupo de la partición, solo para el root.</text:p>
      <text:p text:style-name="P13"/>
      <text:p text:style-name="P4">Parámetros:</text:p>
      <text:p text:style-name="P13">-name: nombre del grupo a eliminar, si no existe mostrar error.</text:p>
      <text:p text:style-name="P13"/>
      <text:p text:style-name="P4"/>
      <text:p text:style-name="P25">6. MKUSR</text:p>
      <text:p text:style-name="P13">Crea un usuario en la partición, si no es el root entonces error.</text:p>
      <text:p text:style-name="P13"/>
      <text:p text:style-name="P4">Parámetros:</text:p>
      <text:p text:style-name="P13">-usr: Indica nombre de usuario, si existe mostrar error, máximo 10 caracteres.</text:p>
      <text:p text:style-name="P13">-pwd: contraseña del usuario, máximo 10 caracteres.</text:p>
      <text:p text:style-name="P13">-grp: indica el grupo al que pertenece el usuario, si no <text:span text:style-name="T6">existe el grupo mostrar error, 10char.</text:span></text:p>
      <text:p text:style-name="P13"/>
      <text:p text:style-name="P5">7. RMUSR</text:p>
      <text:p text:style-name="P14">Elimina un usuario, solo puede el root.</text:p>
      <text:p text:style-name="P14"/>
      <text:p text:style-name="P5">Parámetros:</text:p>
      <text:p text:style-name="P14">-usr: Indica el nombre de usuario de la partición, si no error.</text:p>
      <text:p text:style-name="P14"/>
      <text:p text:style-name="P24">Administración de carpetas de archivos y permisos</text:p>
      <text:p text:style-name="P24"/>
      <text:p text:style-name="P6">8. CHMOD</text:p>
      <text:p text:style-name="P15">Cambia los permisos de lectura y escritura de archivos o carpetas, el root sobre todo y de allí los usuarios solo en los que son propietarios.</text:p>
      <text:p text:style-name="P15"/>
      <text:p text:style-name="P6">Parámetros:</text:p>
      <text:p text:style-name="P15">-path: ruta en la que se encuentra el archivo o carpeta en donde se cambiaran permisos.</text:p>
      <text:p text:style-name="P15">-ugo: <text:span text:style-name="T7">indica los permisos que tendrán los usuarios</text:span></text:p>
      <text:p text:style-name="P15">-<text:span text:style-name="T7">r: indica que el cambio será recursivo en todas las carpetas dentro de la ruta en las que sea propietario el usuario actual. </text:span><text:span text:style-name="T2">Opcional</text:span></text:p>
      <text:p text:style-name="P27"/>
      <text:p text:style-name="P7">9. MKFILE</text:p>
      <text:p text:style-name="P16">Crea un archivo si el usuario es propietario de la carpeta padre.</text:p>
      <text:p text:style-name="P16"/>
      <text:p text:style-name="P7">Parámetros:</text:p>
      <text:p text:style-name="P16">-path: ruta del archivo que se creara, debe sobreescribir el archivo, si no existen las carpetas mostrar error.</text:p>
      <text:p text:style-name="P16">-p: si no existe la carpeta en donde se va a crear, se crea, si ya existe y se usa este parametro es error.<text:span text:style-name="T3">Opcional</text:span></text:p>
      <text:p text:style-name="P16">-size: <text:span text:style-name="T8">tamaño en bytes del archivo. </text:span><text:span text:style-name="T3">Opcional</text:span></text:p>
      <text:p text:style-name="P16">-<text:span text:style-name="T8">cont: sirve para cargar contenido en un archivo. </text:span><text:span text:style-name="T3">Opcional, si viene size no lo tomamos en cuenta.</text:span></text:p>
      <text:p text:style-name="P29"/>
      <text:p text:style-name="P8">10. CAT</text:p>
      <text:p text:style-name="P17">Muestra el contenido de la carpeta si se tiene permisos de lectura.</text:p>
      <text:p text:style-name="P17"/>
      <text:p text:style-name="P8">Parámetros:</text:p>
      <text:p text:style-name="P17">-file: <text:span text:style-name="T9">contiene la ruta del archivo que está en nuestro sistema de archivos.</text:span></text:p>
      <text:p text:style-name="P9"/>
      <text:p text:style-name="P26">11.REM</text:p>
      <text:p text:style-name="P18">Elimina un archivo o carpeta si se tiene permisos de escritura, borra lo de adentro media vez tenga permisos de usuario.</text:p>
      <text:p text:style-name="P18"/>
      <text:p text:style-name="P9">Parámetros:</text:p>
      <text:p text:style-name="P18">-path: indica la ruta del archivo que se eliminará.</text:p>
      <text:p text:style-name="P18"/>
      <text:p text:style-name="P9">12. EDIT</text:p>
      <text:p text:style-name="P18">Permite editar el contenido de un archivo asignandole a este el desea, debe tener permisos.</text:p>
      <text:p text:style-name="P18"/>
      <text:p text:style-name="P9">Parámetros:</text:p>
      <text:p text:style-name="P18">-path: ruta del archivo que se modificará.</text:p>
      <text:p text:style-name="P18">-cont: contenido que será asignado.</text:p>
      <text:p text:style-name="P18"/>
      <text:p text:style-name="P9">13. REN</text:p>
      <text:p text:style-name="P18">Cambiar de nombre a un archivo o carpeta si se tiene permisos.</text:p>
      <text:p text:style-name="P14"/>
      <text:p text:style-name="P9">Parámetros:</text:p>
      <text:p text:style-name="P18">-path: <text:span text:style-name="T10">carpeta a la que se cambiará el nombre</text:span></text:p>
      <text:p text:style-name="P18">-<text:span text:style-name="T10">name: indica el nombre nuevo del archivo, si no se pierde.</text:span></text:p>
      <text:p text:style-name="P19"/>
      <text:p text:style-name="P10">14.MKDIR</text:p>
      <text:p text:style-name="P19">Crea carpetas, solo con permisos.</text:p>
      <text:p text:style-name="P19"/>
      <text:p text:style-name="P30">Parámetros:</text:p>
      <text:p text:style-name="P19">-path: ruta de la carpeta que se creara.</text:p>
      <text:p text:style-name="P19">-p:crea las carpetas padres del path si no existen.</text:p>
      <text:p text:style-name="P19"/>
      <text:p text:style-name="P30">15.CP</text:p>
      <text:p text:style-name="P35">Copia un archivo o carpeta con todo su contenido hacia otro destino.</text:p>
      <text:p text:style-name="P35"/>
      <text:p text:style-name="P30">Parámetros:</text:p>
      <text:p text:style-name="P35">-path: ruta del archivo que queremos copiar.</text:p>
      <text:p text:style-name="P35">-dest: ruta en donde queremos copiar el archivo, debe de tener permisos en el destino para poder realizar la opción.</text:p>
      <text:p text:style-name="P35"/>
      <text:p text:style-name="P30">16.MV</text:p>
      <text:p text:style-name="P36">Mueve un archivo de un lugar a otro, requiere permisos y se puede mover entre particiones.</text:p>
      <text:p text:style-name="P36"/>
      <text:p text:style-name="P31">Parámetros:</text:p>
      <text:p text:style-name="P36">-path: ruta del archivo que se va a mover, debe de tener permisos de lectura.</text:p>
      <text:p text:style-name="P36">-dest: ruta a donde se va a mover, debe tener permisos de escritura.</text:p>
      <text:p text:style-name="P36"/>
      <text:p text:style-name="P31">17.FIND</text:p>
      <text:p text:style-name="P36">Permitirá realizar una busqueda por nombre del archivo o carpeta.</text:p>
      <text:p text:style-name="P36"/>
      <text:p text:style-name="P31">Parámetros:</text:p>
      <text:p text:style-name="P36">-path: <text:span text:style-name="T11">Ruta de la carpeta en donde se buscará.</text:span></text:p>
      <text:p text:style-name="P36">-<text:span text:style-name="T11">name: indica el nombre de lo que se desea buscar</text:span></text:p>
      <text:p text:style-name="P32"><text:soft-page-break/>18.CHOWN</text:p>
      <text:p text:style-name="P37">Cambiará el propietario de un archivo o carpeta, el usuario root lo puede usar en todos los archivos y cada usuario en su propiedad.</text:p>
      <text:p text:style-name="P37"/>
      <text:p text:style-name="P32">Parámetros:</text:p>
      <text:p text:style-name="P37">-<text:span text:style-name="T12">path: ruta del archivo o carpeta.</text:span></text:p>
      <text:p text:style-name="P37">-<text:span text:style-name="T12">r:el cambio afecta a todo lo contenido en el archivo o carpeta.</text:span></text:p>
      <text:p text:style-name="P37">-<text:span text:style-name="T12">usr: nombre del nuevo propietario.</text:span></text:p>
      <text:p text:style-name="P37"/>
      <text:p text:style-name="P33">19.CHGRP</text:p>
      <text:p text:style-name="P38">Cambia el grupo al que pertenece el usuario.</text:p>
      <text:p text:style-name="P38"/>
      <text:p text:style-name="P33">Parámetros:</text:p>
      <text:p text:style-name="P38">-usr: usuario al que se cambiará de grupo.</text:p>
      <text:p text:style-name="P38">-grp: nombre del nuevo grupo del usuario, si no existe o eliminado error.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9:48:55.088645773</meta:creation-date>
    <dc:date>2020-06-12T22:04:22.519700301</dc:date>
    <meta:editing-duration>PT1H2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01" meta:word-count="838" meta:character-count="4753" meta:non-whitespace-character-count="4014"/>
  </office:meta>
</office:document-meta>
</file>